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3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3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3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3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3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3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3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3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3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3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3"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3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3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3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3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3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3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3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3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3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3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3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3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Die</text:span>(PLAYER,int success,int faces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3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3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4:59:01.2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2H3M15S</meta:editing-duration>
    <meta:editing-cycles>71</meta:editing-cycles>
    <meta:generator>LibreOffice/7.2.1.2$Windows_X86_64 LibreOffice_project/87b77fad49947c1441b67c559c339af8f3517e22</meta:generator>
    <dc:date>2023-02-07T14:59:11.690000000</dc:date>
    <meta:document-statistic meta:table-count="3" meta:cell-count="22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